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750000069F66C4915DB2C283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doni MT" svg:font-family="'Bodoni MT'"/>
    <style:font-face style:name="Didot" svg:font-family="Didot"/>
    <style:font-face style:name="Geneva" svg:font-family="Geneva"/>
    <style:font-face style:name="Helvetica" svg:font-family="Helvetica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/>
    </style:style>
    <style:style style:name="pr2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4.793cm" fo:padding-top="0.199cm" fo:padding-bottom="0.199cm" fo:padding-left="0.398cm" fo:padding-right="0.398cm" fo:wrap-option="wrap"/>
    </style:style>
    <style:style style:name="pr3" style:family="presentation" style:parent-style-name="Custom_20_Layout-subtitle">
      <style:graphic-properties draw:stroke="none" svg:stroke-width="0cm" draw:fill="none" draw:fill-color="#ffffff" draw:textarea-vertical-align="top" draw:auto-grow-height="false" draw:fit-to-size="false" style:shrink-to-fit="false" fo:min-height="16.647cm" fo:padding-top="0cm" fo:padding-bottom="0.199cm" fo:padding-left="0.398cm" fo:padding-right="0.398cm" fo:wrap-option="wrap"/>
    </style:style>
    <style:style style:name="pr4" style:family="presentation" style:parent-style-name="Custom_20_Layou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/>
    </style:style>
    <style:style style:name="pr5" style:family="presentation" style:parent-style-name="Custom_20_Layou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/>
    </style:style>
    <style:style style:name="pr6" style:family="presentation" style:parent-style-name="Custom_20_Layout-notes">
      <style:graphic-properties draw:fill-color="#ffffff" fo:min-height="13.364cm"/>
    </style:style>
    <style:style style:name="P1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top="0cm" fo:margin-bottom="0cm" fo:line-height="100%" fo:text-align="end" style:punctuation-wrap="simple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10" style:family="paragraph">
      <loext:graphic-properties draw:fill="none"/>
      <style:paragraph-properties fo:margin-left="0cm" fo:margin-right="0cm" fo:margin-top="0.099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odoni MT" fo:font-size="18pt" fo:letter-spacing="normal" fo:font-style="normal" style:text-underline-style="none" fo:font-weight="normal" style:font-name-asian="Geneva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bold" style:font-name-asian="Geneva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4" style:family="text">
      <style:text-properties fo:font-variant="normal" fo:text-transform="none" fo:color="#271d65" style:text-line-through-style="none" style:text-line-through-type="none" style:text-position="0% 100%" style:font-name="Bodoni MT" fo:font-size="48pt" fo:letter-spacing="normal" fo:font-style="normal" style:text-underline-style="none" fo:font-weight="normal" style:font-name-asian="Geneva" style:font-size-asian="48pt" style:font-style-asian="normal" style:font-weight-asian="normal" style:font-name-complex="Didot" style:font-size-complex="48pt" style:font-style-complex="normal" style:font-weight-complex="normal"/>
    </style:style>
    <style:style style:name="T5" style:family="text">
      <style:text-properties fo:font-variant="normal" fo:text-transform="none" fo:color="#271d65" style:text-line-through-style="none" style:text-line-through-type="none" style:text-position="0% 100%" style:font-name="Helvetica Neue" fo:font-size="24pt" fo:letter-spacing="normal" fo:font-style="normal" style:text-underline-style="none" fo:font-weight="normal" style:font-name-asian="Geneva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style:text-underline-style="none" style:font-name-asian="Geneva" style:font-size-asian="14pt" style:font-name-complex="Helvetica Neue" style:font-size-complex="14pt"/>
    </style:style>
    <text:list-style style:name="L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71d6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71d6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OF YOUR PROJECT (BODONI MT 48PT)" draw:style-name="dp1" draw:master-page-name="Custom_20_Layout">
        <draw:frame draw:name="Content Placeholder 1" presentation:style-name="pr1" draw:text-style-name="P4" draw:layer="layout" svg:width="9.718cm" svg:height="21.267cm" svg:x="0.313cm" svg:y="3.528cm" presentation:class="outline" presentation:user-transformed="true">
          <draw:text-box>
            <text:p text:style-name="P1"><text:span text:style-name="T1">INTRODUCTION</text:span></text:p>
            <text:p text:style-name="P2"><text:span text:style-name="T2">Background</text:span></text:p>
            <text:p text:style-name="P3"><text:span text:style-name="T3">Networks are fast yo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2">Project Idea</text:span></text:p>
            <text:p text:style-name="P3"><text:span text:style-name="T3">Compare different high </text:span><text:span text:style-name="T3">performance frameworks in their </text:span><text:span text:style-name="T3">ability to export net-flow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1">FUTURE WORK</text:span></text:p>
            <text:p text:style-name="P3"><text:span text:style-name="T3">Test on better hardware. Move </text:span><text:span text:style-name="T3">from 10Gbit max to 40Bit. Test on </text:span><text:span text:style-name="T3">multiple threads. Try very large </text:span><text:span text:style-name="T3">number of threads. Go into the </text:span><text:span text:style-name="T3">advanced things that each </text:span><text:span text:style-name="T3">framework can do. Enhance the </text:span><text:span text:style-name="T3">NetFlow Exporter / Implementation</text:span></text:p>
            <text:p text:style-name="P3"><text:span text:style-name="T3"/></text:p>
            <text:p text:style-name="P3"><text:span text:style-name="T3"/></text:p>
          </draw:text-box>
        </draw:frame>
        <draw:frame draw:name="Title 2" presentation:style-name="pr2" draw:text-style-name="P6" draw:layer="layout" svg:width="39.757cm" svg:height="1.939cm" svg:x="1.248cm" svg:y="-0.071cm" presentation:class="title" presentation:user-transformed="true">
          <draw:text-box>
            <text:p text:style-name="P5"><text:span text:style-name="T4">PERFORMANCE NETFLOW IMPLEMENTATION </text:span></text:p>
          </draw:text-box>
        </draw:frame>
        <draw:frame draw:name="Subtitle 3" presentation:style-name="pr3" draw:text-style-name="P8" draw:layer="layout" svg:width="28.697cm" svg:height="1.225cm" svg:x="12.233cm" svg:y="1.87cm" presentation:class="subtitle" presentation:user-transformed="true">
          <draw:text-box>
            <text:p text:style-name="P7"><text:span text:style-name="T5">Simon Curtis (Supervised by Marius Portmann)</text:span></text:p>
          </draw:text-box>
        </draw:frame>
        <draw:frame draw:name="Content Placeholder 7" presentation:style-name="pr1" draw:text-style-name="P4" draw:layer="layout" svg:width="9.722cm" svg:height="21.267cm" svg:x="10.526cm" svg:y="3.528cm" presentation:class="outline" presentation:user-transformed="true">
          <draw:text-box>
            <text:p text:style-name="P3"><text:span text:style-name="T1">THEORY</text:span></text:p>
            <text:p text:style-name="P3"><text:span text:style-name="T2">Packet Capture</text:span></text:p>
            <text:p text:style-name="P3"><text:span text:style-name="T3">Reading packet metadata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NetFlow</text:span></text:p>
            <text:p text:style-name="P3"><text:span text:style-name="T3">5 tuple. Uses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Network Stack</text:span></text:p>
            <text:p text:style-name="P3"><text:span text:style-name="T3">All the network structures</text:span></text:p>
            <text:p text:style-name="P3"><text:span text:style-name="T3">Context switches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Kernel Bypass</text:span></text:p>
            <text:p text:style-name="P3"><text:span text:style-name="T3">Done in userspace</text:span></text:p>
            <text:p text:style-name="P3"><text:span text:style-name="T3">Dma</text:span></text:p>
            <text:p text:style-name="P3"><text:span text:style-name="T3">Other cool things you can do</text:span></text:p>
            <text:p text:style-name="P3"><text:span text:style-name="T6"/></text:p>
            <text:p text:style-name="P3"><text:span text:style-name="T6"/></text:p>
          </draw:text-box>
        </draw:frame>
        <draw:frame draw:name="Content Placeholder 8" presentation:style-name="pr4" draw:text-style-name="P10" draw:layer="layout" svg:width="9.722cm" svg:height="21.267cm" svg:x="20.739cm" svg:y="3.528cm" presentation:class="outline" presentation:user-transformed="true">
          <draw:text-box>
            <text:list text:style-name="L4">
              <text:list-item>
                <text:p text:style-name="P9"><text:span text:style-name="T1">EXPERIMENT</text:span></text:p>
              </text:list-item>
              <text:list-item>
                <text:p text:style-name="P9"><text:span text:style-name="T2">Frameworks Tested</text:span></text:p>
              </text:list-item>
              <text:list-item>
                <text:p text:style-name="P9"><text:span text:style-name="T2">Packet Generation</text:span></text:p>
              </text:list-item>
              <text:list-item>
                <text:p text:style-name="P9"><text:span text:style-name="T2">Diagram</text:span></text:p>
              </text:list-item>
              <text:list-item>
                <text:p text:style-name="P9"><text:span text:style-name="T2">Materials Needed</text:span></text:p>
              </text:list-item>
              <text:list-item>
                <text:p text:style-name="P9"><text:span text:style-name="T2">Packet Capture</text:span></text:p>
              </text:list-item>
              <text:list-item>
                <text:p text:style-name="P9"><text:span text:style-name="T2">Packet Capture</text:span></text:p>
              </text:list-item>
            </text:list>
          </draw:text-box>
        </draw:frame>
        <draw:frame draw:name="Content Placeholder 9" presentation:style-name="pr5" draw:text-style-name="P10" draw:layer="layout" svg:width="9.722cm" svg:height="21.267cm" svg:x="30.952cm" svg:y="3.528cm" presentation:class="outline" presentation:user-transformed="true">
          <draw:text-box>
            <text:list text:style-name="L4">
              <text:list-item>
                <text:p text:style-name="P9"><text:span text:style-name="T1">RESULTS</text:span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/></text:p>
              </text:list-item>
              <text:list-item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doni MT" svg:font-family="'Bodoni MT'"/>
    <style:font-face style:name="Didot" svg:font-family="Didot"/>
    <style:font-face style:name="Geneva" svg:font-family="Geneva"/>
    <style:font-face style:name="Helvetica" svg:font-family="Helvetica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50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50pt" style:language-asian="en" style:country-asian="US" style:font-style-asian="normal" style:font-weight-asian="normal" style:font-name-complex="Helvetica Neue" style:font-family-complex="'Helvetica Neue'" style:font-size-complex="5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8pt" fo:letter-spacing="normal" fo:font-style="normal" style:text-underline-style="none" fo:font-weight="normal" style:font-name-asian="Geneva" style:font-family-asian="Geneva" style:font-size-asian="38pt" style:font-style-asian="normal" style:font-weight-asian="normal" style:font-name-complex="Helvetica Neue" style:font-family-complex="'Helvetica Neue'" style:font-size-complex="38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1pt" fo:letter-spacing="normal" fo:font-style="normal" style:text-underline-style="none" fo:font-weight="normal" style:font-name-asian="Geneva" style:font-family-asian="Geneva" style:font-size-asian="31pt" style:font-style-asian="normal" style:font-weight-asian="normal" style:font-name-complex="Helvetica Neue" style:font-family-complex="'Helvetica Neue'" style:font-size-complex="31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1pt" fo:letter-spacing="normal" fo:font-style="normal" style:text-underline-style="none" fo:font-weight="normal" style:font-name-asian="Geneva" style:font-family-asian="Geneva" style:font-size-asian="31pt" style:font-style-asian="normal" style:font-weight-asian="normal" style:font-name-complex="Helvetica Neue" style:font-family-complex="'Helvetica Neue'" style:font-size-complex="31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28pt" style:language-asian="en" style:country-asian="US" style:font-style-asian="normal" style:font-weight-asian="normal" style:font-name-complex="Didot" style:font-family-complex="Didot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997cm" fo:page-height="28.70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271d65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6.647cm" fo:padding-top="0.199cm" fo:padding-bottom="0.199cm" fo:padding-left="0.398cm" fo:padding-right="0.398cm" fo:wrap-option="wrap"/>
    </style:style>
    <style:style style:name="Mpr2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4.793cm" fo:padding-top="0.199cm" fo:padding-bottom="0.199cm" fo:padding-left="0.398cm" fo:padding-right="0.398cm" fo:wrap-option="wrap"/>
    </style:style>
    <style:style style:name="Mpr3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4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top="0cm" fo:margin-bottom="0cm" fo:line-height="100%" fo:text-align="end" style:punctuation-wrap="simple" style:writing-mode="lr-tb"/>
      <style:text-properties fo:font-size="4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MT2" style:family="text">
      <style:text-properties fo:text-transform="uppercase" fo:color="#271d65" style:text-line-through-style="none" style:text-line-through-type="none" style:text-position="0% 100%" style:font-name="Bodoni MT" fo:font-size="48pt" fo:letter-spacing="normal" fo:font-style="normal" style:text-underline-style="none" fo:font-weight="normal" style:font-name-asian="Geneva" style:font-size-asian="48pt" style:font-style-asian="normal" style:font-weight-asian="normal" style:font-name-complex="Bodoni MT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271d6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_20_Layout" style:display-name="Custom Layout" style:page-layout-name="PM1" draw:style-name="Mdp1">
      <draw:frame draw:name="Picture 6" draw:style-name="Mgr3" draw:text-style-name="MP5" draw:layer="backgroundobjects" svg:width="41.001cm" svg:height="28.706cm" svg:x="0cm" svg:y="0.035cm">
        <draw:image xlink:href="Pictures/10000000000009750000069F66C4915DB2C2838B.png" xlink:type="simple" xlink:show="embed" xlink:actuate="onLoad">
          <text:p/>
        </draw:image>
      </draw:frame>
      <draw:line draw:name="Straight Connector 9" draw:style-name="Mgr4" draw:text-style-name="MP5" draw:layer="backgroundobjects" svg:x1="0cm" svg:y1="0.132cm" svg:x2="41.036cm" svg:y2="0.136cm">
        <text:p/>
      </draw:line>
      <draw:line draw:name="Straight Connector 10" draw:style-name="Mgr4" draw:text-style-name="MP5" draw:layer="backgroundobjects" svg:x1="0cm" svg:y1="3.082cm" svg:x2="41.036cm" svg:y2="3.086cm">
        <text:p/>
      </draw:line>
      <draw:frame draw:name="Text Placeholder 2" presentation:style-name="Mpr1" draw:text-style-name="MP7" draw:layer="backgroundobjects" svg:width="9.72cm" svg:height="21.267cm" svg:x="0.313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itle 8" presentation:style-name="Mpr2" draw:text-style-name="MP9" draw:layer="backgroundobjects" svg:width="39.754cm" svg:height="1.938cm" svg:x="1.25cm" svg:y="-0.069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2" presentation:style-name="Mpr1" draw:text-style-name="MP7" draw:layer="backgroundobjects" svg:width="9.72cm" svg:height="21.267cm" svg:x="10.526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ext Placeholder 2" presentation:style-name="Mpr1" draw:text-style-name="MP7" draw:layer="backgroundobjects" svg:width="9.72cm" svg:height="21.267cm" svg:x="20.74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ext Placeholder 2" presentation:style-name="Mpr1" draw:text-style-name="MP7" draw:layer="backgroundobjects" svg:width="9.72cm" svg:height="21.267cm" svg:x="30.954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presentation:notes style:page-layout-name="PM0">
        <draw:page-thumbnail presentation:style-name="Custom_20_Layout-title" draw:layer="backgroundobjects" svg:width="19.798cm" svg:height="11.136cm" svg:x="0.6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of your project (Bodoni mt 48pt)</dc:title>
    <meta:initial-creator>Lorna Macdonald</meta:initial-creator>
    <meta:editing-cycles>3</meta:editing-cycles>
    <meta:print-date>2011-10-04T02:16:03</meta:print-date>
    <meta:creation-date>2011-10-04T02:18:07</meta:creation-date>
    <dc:date>2020-05-24T14:51:55.894655017</dc:date>
    <meta:editing-duration>PT1H23M51S</meta:editing-duration>
    <meta:generator>LibreOffice/6.0.7.3$Linux_X86_64 LibreOffice_project/00m0$Build-3</meta:generator>
    <meta:document-statistic meta:object-count="32"/>
    <meta:user-defined meta:name="AppVersion">14.0000</meta:user-defined>
    <meta:user-defined meta:name="Company">School of ITE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